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7e6" officeooo:paragraph-rsid="000367e6"/>
    </style:style>
    <style:style style:name="P2" style:family="paragraph" style:parent-style-name="Standard">
      <style:text-properties officeooo:rsid="000497af" officeooo:paragraph-rsid="000497af"/>
    </style:style>
    <style:style style:name="P3" style:family="paragraph" style:parent-style-name="Standard">
      <style:text-properties officeooo:rsid="0005f12b" officeooo:paragraph-rsid="0005f12b"/>
    </style:style>
    <style:style style:name="P4" style:family="paragraph" style:parent-style-name="Standard">
      <style:text-properties officeooo:rsid="000a0dda" officeooo:paragraph-rsid="000a0dda"/>
    </style:style>
    <style:style style:name="P5" style:family="paragraph" style:parent-style-name="Standard">
      <style:text-properties officeooo:rsid="000c9158" officeooo:paragraph-rsid="000c9158"/>
    </style:style>
    <style:style style:name="P6" style:family="paragraph" style:parent-style-name="Standard">
      <style:text-properties officeooo:rsid="000c9158" officeooo:paragraph-rsid="000d67dc"/>
    </style:style>
    <style:style style:name="P7" style:family="paragraph" style:parent-style-name="Standard">
      <style:text-properties officeooo:rsid="000c9158" officeooo:paragraph-rsid="000f3eb7"/>
    </style:style>
    <style:style style:name="P8" style:family="paragraph" style:parent-style-name="Standard">
      <style:text-properties officeooo:rsid="000d67dc" officeooo:paragraph-rsid="000d67dc"/>
    </style:style>
    <style:style style:name="P9" style:family="paragraph" style:parent-style-name="Standard">
      <style:text-properties officeooo:rsid="000d67dc" officeooo:paragraph-rsid="000f3eb7"/>
    </style:style>
    <style:style style:name="P10" style:family="paragraph" style:parent-style-name="Standard">
      <style:text-properties officeooo:rsid="0018af5f" officeooo:paragraph-rsid="0018af5f"/>
    </style:style>
    <style:style style:name="P11" style:family="paragraph" style:parent-style-name="Standard">
      <style:text-properties officeooo:rsid="00193d43" officeooo:paragraph-rsid="00193d43"/>
    </style:style>
    <style:style style:name="P12" style:family="paragraph" style:parent-style-name="Standard">
      <style:text-properties officeooo:rsid="001a4ed4" officeooo:paragraph-rsid="001a4ed4"/>
    </style:style>
    <style:style style:name="P13" style:family="paragraph" style:parent-style-name="Standard">
      <style:text-properties officeooo:rsid="001cb8ed" officeooo:paragraph-rsid="001cb8ed"/>
    </style:style>
    <style:style style:name="P14" style:family="paragraph" style:parent-style-name="Standard">
      <style:text-properties officeooo:rsid="001eb2a4" officeooo:paragraph-rsid="001eb2a4"/>
    </style:style>
    <style:style style:name="P15" style:family="paragraph" style:parent-style-name="Standard">
      <style:text-properties style:text-underline-style="solid" style:text-underline-width="auto" style:text-underline-color="font-color" officeooo:rsid="000c9158" officeooo:paragraph-rsid="000c9158"/>
    </style:style>
    <style:style style:name="P16" style:family="paragraph" style:parent-style-name="Standard">
      <style:text-properties style:text-underline-style="solid" style:text-underline-width="auto" style:text-underline-color="font-color" officeooo:rsid="0005f12b" officeooo:paragraph-rsid="0005f12b"/>
    </style:style>
    <style:style style:name="P17" style:family="paragraph" style:parent-style-name="Standard">
      <style:text-properties style:text-underline-style="solid" style:text-underline-width="auto" style:text-underline-color="font-color" officeooo:rsid="001f4563" officeooo:paragraph-rsid="001f4563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0d67dc" officeooo:paragraph-rsid="000d67d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0d67dc" officeooo:paragraph-rsid="000f3eb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0d67dc" officeooo:paragraph-rsid="000d67dc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d67dc" officeooo:paragraph-rsid="000f3eb7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0e936e" officeooo:paragraph-rsid="000e936e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e936e" officeooo:paragraph-rsid="000f3eb7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42156" officeooo:paragraph-rsid="00142156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78d8f" officeooo:paragraph-rsid="0018af5f"/>
    </style:style>
    <style:style style:name="P26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0d67dc" officeooo:paragraph-rsid="000d67dc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c9158" officeooo:paragraph-rsid="000c9158"/>
    </style:style>
    <style:style style:name="P28" style:family="paragraph" style:parent-style-name="Standard" style:list-style-name="L1">
      <style:text-properties officeooo:rsid="0005f12b" officeooo:paragraph-rsid="0006c594"/>
    </style:style>
    <style:style style:name="P29" style:family="paragraph" style:parent-style-name="Standard" style:list-style-name="L1">
      <style:text-properties officeooo:rsid="0005f12b" officeooo:paragraph-rsid="0005f12b"/>
    </style:style>
    <style:style style:name="P30" style:family="paragraph" style:parent-style-name="Standard" style:list-style-name="L1">
      <style:text-properties officeooo:rsid="00090efe" officeooo:paragraph-rsid="00090efe"/>
    </style:style>
    <style:style style:name="P31" style:family="paragraph" style:parent-style-name="Standard" style:list-style-name="L1">
      <style:text-properties officeooo:rsid="0007493d" officeooo:paragraph-rsid="0007493d"/>
    </style:style>
    <style:style style:name="P32" style:family="paragraph" style:parent-style-name="Standard" style:list-style-name="L1">
      <style:text-properties officeooo:rsid="000a0dda" officeooo:paragraph-rsid="000a0dda"/>
    </style:style>
    <style:style style:name="P33" style:family="paragraph" style:parent-style-name="Standard" style:list-style-name="L2">
      <style:text-properties officeooo:rsid="000d67dc" officeooo:paragraph-rsid="000d67dc"/>
    </style:style>
    <style:style style:name="P34" style:family="paragraph" style:parent-style-name="Standard" style:list-style-name="L2">
      <style:text-properties officeooo:rsid="000d67dc" officeooo:paragraph-rsid="000f3eb7"/>
    </style:style>
    <style:style style:name="P35" style:family="paragraph" style:parent-style-name="Standard" style:list-style-name="L3">
      <style:text-properties style:text-underline-style="none" officeooo:rsid="0018af5f" officeooo:paragraph-rsid="0018af5f"/>
    </style:style>
    <style:style style:name="P36" style:family="paragraph" style:parent-style-name="Standard">
      <style:text-properties style:text-underline-style="none" officeooo:rsid="0018af5f" officeooo:paragraph-rsid="0018af5f"/>
    </style:style>
    <style:style style:name="P37" style:family="paragraph" style:parent-style-name="Standard" style:list-style-name="L4">
      <style:text-properties style:text-underline-style="none" officeooo:rsid="0018af5f" officeooo:paragraph-rsid="0018af5f"/>
    </style:style>
    <style:style style:name="P38" style:family="paragraph" style:parent-style-name="Standard">
      <style:text-properties style:text-underline-style="none" officeooo:rsid="00193d43" officeooo:paragraph-rsid="00193d43"/>
    </style:style>
    <style:style style:name="P39" style:family="paragraph" style:parent-style-name="Standard" style:list-style-name="L5">
      <style:text-properties style:text-underline-style="none" officeooo:rsid="001a4ed4" officeooo:paragraph-rsid="001a4ed4"/>
    </style:style>
    <style:style style:name="P40" style:family="paragraph" style:parent-style-name="Standard">
      <style:text-properties style:text-underline-style="none" officeooo:rsid="001cb8ed" officeooo:paragraph-rsid="001cb8ed"/>
    </style:style>
    <style:style style:name="P41" style:family="paragraph" style:parent-style-name="Standard">
      <style:text-properties style:text-underline-style="none" officeooo:rsid="001eb2a4" officeooo:paragraph-rsid="001eb2a4"/>
    </style:style>
    <style:style style:name="P42" style:family="paragraph" style:parent-style-name="Standard">
      <style:text-properties style:text-underline-style="none" officeooo:rsid="00230683" officeooo:paragraph-rsid="00230683"/>
    </style:style>
    <style:style style:name="P43" style:family="paragraph" style:parent-style-name="Standard" style:list-style-name="L5">
      <style:text-properties officeooo:paragraph-rsid="00193d43"/>
    </style:style>
    <style:style style:name="P44" style:family="paragraph" style:parent-style-name="Standard" style:list-style-name="L5">
      <style:text-properties officeooo:rsid="001a4ed4" officeooo:paragraph-rsid="001a4ed4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weight="normal" officeooo:rsid="000d67dc" officeooo:paragraph-rsid="000d67dc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text-underline-style="none" officeooo:rsid="00142156" officeooo:paragraph-rsid="00142156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text-underline-style="none" officeooo:rsid="0016657b" officeooo:paragraph-rsid="0016657b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text-underline-style="none" officeooo:rsid="0018af5f" officeooo:paragraph-rsid="0018af5f"/>
    </style:style>
    <style:style style:name="P49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fo:font-weight="normal" officeooo:rsid="000d67dc" officeooo:paragraph-rsid="000d67dc" style:font-weight-asian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 fo:padding="0.074cm" fo:border-left="none" fo:border-right="none" fo:border-top="none" fo:border-bottom="0.06pt solid #000000" style:join-border="false"/>
      <style:text-properties style:text-underline-style="none" officeooo:rsid="0012d739" officeooo:paragraph-rsid="000f3eb7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 officeooo:rsid="001b0076" officeooo:paragraph-rsid="001a4ed4"/>
    </style:style>
    <style:style style:name="T1" style:family="text">
      <style:text-properties officeooo:rsid="000367e6"/>
    </style:style>
    <style:style style:name="T2" style:family="text">
      <style:text-properties officeooo:rsid="0006c594"/>
    </style:style>
    <style:style style:name="T3" style:family="text">
      <style:text-properties officeooo:rsid="0008a1f6"/>
    </style:style>
    <style:style style:name="T4" style:family="text">
      <style:text-properties officeooo:rsid="00090e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0efe" style:font-weight-asian="bold" style:font-weight-complex="bold"/>
    </style:style>
    <style:style style:name="T7" style:family="text">
      <style:text-properties fo:font-weight="bold" officeooo:rsid="000d67dc" style:font-weight-asian="bold" style:font-weight-complex="bold"/>
    </style:style>
    <style:style style:name="T8" style:family="text">
      <style:text-properties officeooo:rsid="000d67d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05f12b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1d25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0b83d"/>
    </style:style>
    <style:style style:name="T15" style:family="text">
      <style:text-properties style:text-underline-style="solid" style:text-underline-width="auto" style:text-underline-color="font-color" officeooo:rsid="0011d250"/>
    </style:style>
    <style:style style:name="T16" style:family="text">
      <style:text-properties officeooo:rsid="000e936e"/>
    </style:style>
    <style:style style:name="T17" style:family="text">
      <style:text-properties officeooo:rsid="000f73ab"/>
    </style:style>
    <style:style style:name="T18" style:family="text">
      <style:text-properties officeooo:rsid="0010b83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0b83d"/>
    </style:style>
    <style:style style:name="T21" style:family="text">
      <style:text-properties style:text-underline-style="none" officeooo:rsid="0012d739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officeooo:rsid="0018af5f"/>
    </style:style>
    <style:style style:name="T24" style:family="text">
      <style:text-properties style:text-underline-style="none" officeooo:rsid="00193d43"/>
    </style:style>
    <style:style style:name="T25" style:family="text">
      <style:text-properties style:text-underline-style="none" officeooo:rsid="001a4ed4"/>
    </style:style>
    <style:style style:name="T26" style:family="text">
      <style:text-properties style:text-underline-style="none" officeooo:rsid="001b0076"/>
    </style:style>
    <style:style style:name="T27" style:family="text">
      <style:text-properties officeooo:rsid="002351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7">ANALIZZATORE LESSICALE - Lexer</text:span></text:p>
      <text:p text:style-name="P1"/>
      <text:p text:style-name="P17">Tipi:</text:p>
      <text:p text:style-name="P1"/>
      <text:p text:style-name="P1">data Keyword_T = LET | IN | END | LETREC | AND | IF | THEN | ELSE | LAMBDA </text:p>
      <text:p text:style-name="P1">deriving (Show,Eq)</text:p>
      <text:p text:style-name="P1"/>
      <text:p text:style-name="P1">data Operator_T = EQ | LEQ | CAR | CDR | CONS | ATOM deriving (Show,Eq) </text:p>
      <text:p text:style-name="P1"/>
      <text:p text:style-name="P1">data Symbol_T = LPAREN | RPAREN | EQUALS | PLUS | MINUS | TIMES | DIVISION |VIRGOLA| DOLLAR deriving (Show,Eq) </text:p>
      <text:p text:style-name="P1"/>
      <text:p text:style-name="P1">data Token = Keyword Keyword_T | Operator Operator_T | Id String | Symbol Symbol_T | Number Integer | String String | Bool Bool | Nil | PROG_OK deriving (Show,Eq)</text:p>
      <text:p text:style-name="P1"/>
      <text:p text:style-name="P2">esempi di Token: </text:p>
      <text:p text:style-name="P2">Keyword THEN</text:p>
      <text:p text:style-name="P2">Operator EQ</text:p>
      <text:p text:style-name="P2">Symbol <text:s/><text:span text:style-name="T1">PLUS</text:span></text:p>
      <text:p text:style-name="P2">Number 4</text:p>
      <text:p text:style-name="P2">String ciao</text:p>
      <text:p text:style-name="P2">Bool TRUE</text:p>
      <text:p text:style-name="P2"/>
      <text:p text:style-name="P16"><text:span text:style-name="T4">F</text:span>unzioni di supporto:</text:p>
      <text:p text:style-name="P3"/>
      <text:list xml:id="list1540386784703910300" text:style-name="L1">
        <text:list-item>
          <text:p text:style-name="P28"><text:span text:style-name="T5">isAlphaChar</text:span> → a...z A...z →<text:span text:style-name="T2"> carattere valido per iniziare </text:span>identificatore, operatore o keyword</text:p>
        </text:list-item>
        <text:list-item>
          <text:p text:style-name="P29"><text:span text:style-name="T5">isDigitalChar</text:span> → 0...9 →<text:span text:style-name="T2"> carattere numerico</text:span></text:p>
        </text:list-item>
        <text:list-item>
          <text:p text:style-name="P29"><text:span text:style-name="T5">i</text:span><text:span text:style-name="T6">s</text:span><text:span text:style-name="T5">IdChar</text:span> → <text:span text:style-name="T2">carattere valido per </text:span>identificatore, operatore o keyword → isAlphaChar oppure <text:s text:c="7"/><text:tab/><text:tab/>isDigitalChar</text:p>
        </text:list-item>
        <text:list-item>
          <text:p text:style-name="P29"><text:span text:style-name="T5">isSeparator</text:span> →<text:span text:style-name="T2"> ( ) = $ ,</text:span></text:p>
        </text:list-item>
        <text:list-item>
          <text:p text:style-name="P29"><text:span text:style-name="T5">isSpace</text:span> →<text:span text:style-name="T2"> ' ' \n \t \r \f</text:span></text:p>
        </text:list-item>
        <text:list-item>
          <text:p text:style-name="P29"><text:span text:style-name="T5">isSymbol</text:span> →<text:span text:style-name="T2"> ( ) = + - * / , </text:span></text:p>
        </text:list-item>
        <text:list-item>
          <text:p text:style-name="P30">Da stringa a token:</text:p>
          <text:p text:style-name="P31"><text:span text:style-name="T5">extractWord</text:span> <text:s/>:: String → Token</text:p>
          <text:p text:style-name="P31">exctractWord w = case w of</text:p>
          <text:p text:style-name="P31">“let” → keyword LET</text:p>
          <text:p text:style-name="P31">…</text:p>
          <text:p text:style-name="P31">“eq” → Operator EQ</text:p>
          <text:p text:style-name="P31">…</text:p>
          <text:p text:style-name="P31">“true” → Bool TRUE</text:p>
          <text:p text:style-name="P31">“nil” → Nil</text:p>
          <text:p text:style-name="P31">otherwise →<text:span text:style-name="T3"> </text:span>Id w</text:p>
        </text:list-item>
        <text:list-item>
          <text:p text:style-name="P32">Da carattere a simbolo:</text:p>
          <text:p text:style-name="P32"><text:span text:style-name="T5">toSymbol</text:span> :: Char → Symbol_T</text:p>
          <text:p text:style-name="P32">toSymbol x = case c of</text:p>
          <text:p text:style-name="P32">'=' → EQ</text:p>
        </text:list-item>
      </text:list>
      <text:p text:style-name="P4"/>
      <text:p text:style-name="P5"/>
      <text:p text:style-name="P5"/>
      <text:p text:style-name="P5"/>
      <text:p text:style-name="P5"/>
      <text:p text:style-name="P15"><text:soft-page-break/>Funzioni che implementano stati automa:</text:p>
      <text:p text:style-name="P27"/>
      <text:p text:style-name="P5"><text:span text:style-name="T5">n</text:span>:: String → Integer → Bool → (Token, String)<text:tab/>→<text:span text:style-name="T8"> funzione per riconoscere NUMERI</text:span></text:p>
      <text:p text:style-name="P8">n “” _ _ = error</text:p>
      <text:p text:style-name="P5">n input@(c:l) num sign</text:p>
      <text:p text:style-name="P5"/>
      <text:p text:style-name="P8">Args:</text:p>
      <text:list xml:id="list6773853854355924569" text:style-name="L2">
        <text:list-item>
          <text:p text:style-name="P33">lista di caratteri rimanenti</text:p>
        </text:list-item>
        <text:list-item>
          <text:p text:style-name="P33">numero calcolato fin'ora</text:p>
        </text:list-item>
        <text:list-item>
          <text:p text:style-name="P33">segno (True =&gt; negativo)</text:p>
        </text:list-item>
      </text:list>
      <text:p text:style-name="P8"/>
      <text:p text:style-name="P8">Return:</text:p>
      <text:p text:style-name="P18">Coppia (Token, resto della lista di caratteri)</text:p>
      <text:p text:style-name="P20"/>
      <text:p text:style-name="P20">Descr:</text:p>
      <text:p text:style-name="P20">Dalla lista di caratteri input (con testa c e coda l) prende il primo, controlla se è un caratteri numerico <text:span text:style-name="T9">(</text:span><text:span text:style-name="T12">isDigitalChar</text:span><text:span text:style-name="T9">) </text:span></text:p>
      <text:p text:style-name="P20"><text:span text:style-name="T9">se si moltiplica num*10, ci aggiunge d e richiama se stessa con → </text:span><text:span text:style-name="T11">n l </text:span><text:span text:style-name="T13">(</text:span><text:span text:style-name="T11">num*10+d</text:span><text:span text:style-name="T13">)</text:span><text:span text:style-name="T11"> sign</text:span></text:p>
      <text:p text:style-name="P45">altrimenti torna (Number (if sign then -1 else 1)*num, input)</text:p>
      <text:p text:style-name="P49"/>
      <text:p text:style-name="P2"/>
      <text:p text:style-name="P6"><text:span text:style-name="T7">sc</text:span>:: String → <text:span text:style-name="T8">String</text:span> <text:s/>→ (Token, String)<text:tab/>→<text:span text:style-name="T8"> funzione per riconoscere “STRINGHE” </text:span></text:p>
      <text:p text:style-name="P8">sc “” _ = error</text:p>
      <text:p text:style-name="P8">sc ('“':l) <text:span text:style-name="T16">res</text:span></text:p>
      <text:p text:style-name="P6"><text:span text:style-name="T8">sc</text:span> <text:span text:style-name="T8">c:l</text:span> <text:span text:style-name="T8">res</text:span> </text:p>
      <text:p text:style-name="P6"/>
      <text:p text:style-name="P8">Args:</text:p>
      <text:list xml:id="list160109668870343" text:continue-numbering="true" text:style-name="L2">
        <text:list-item>
          <text:p text:style-name="P33">lista di caratteri rimanenti</text:p>
        </text:list-item>
        <text:list-item>
          <text:p text:style-name="P33">stringa calcolata fin'ora</text:p>
        </text:list-item>
      </text:list>
      <text:p text:style-name="P8"/>
      <text:p text:style-name="P8">Return:</text:p>
      <text:p text:style-name="P18">Coppia (Token, resto della lista di caratteri)</text:p>
      <text:p text:style-name="P20"/>
      <text:p text:style-name="P20">Descr:</text:p>
      <text:p text:style-name="P22">Controlla se il prossimo carattere della lista è un ' “ ' cioè un carattere di fine stringa, se si torna la coppia (String res, l), altrimenti richiama se stessa con → <text:span text:style-name="T10">sc l </text:span><text:span text:style-name="T15">(</text:span><text:span text:style-name="T10">res ++ [c]</text:span><text:span text:style-name="T15">)</text:span></text:p>
      <text:p text:style-name="P26"/>
      <text:p text:style-name="P2"/>
      <text:p text:style-name="P7"><text:span text:style-name="T7">s</text:span>:: String → <text:span text:style-name="T8">String</text:span> <text:s/>→ (Token, String)<text:tab/>→<text:span text:style-name="T8"> funzione per riconoscere IDENTIFICATORI, OPERATORI PREFISSI O KEYWORD</text:span></text:p>
      <text:p text:style-name="P9">s “” _ = error</text:p>
      <text:p text:style-name="P7"><text:span text:style-name="T8">ss</text:span> <text:span text:style-name="T17">input@(c:l)</text:span> <text:span text:style-name="T8">res</text:span> </text:p>
      <text:p text:style-name="P7"/>
      <text:p text:style-name="P9">Args:</text:p>
      <text:list xml:id="list160108893461372" text:continue-numbering="true" text:style-name="L2">
        <text:list-item>
          <text:p text:style-name="P34">lista di caratteri rimanenti</text:p>
        </text:list-item>
        <text:list-item>
          <text:p text:style-name="P34">stringa calcolata fin'ora</text:p>
        </text:list-item>
      </text:list>
      <text:p text:style-name="P9"/>
      <text:p text:style-name="P9">Return:</text:p>
      <text:p text:style-name="P19">Coppia (Token, resto della lista di caratteri)</text:p>
      <text:p text:style-name="P21"/>
      <text:p text:style-name="P21">Descr:</text:p>
      <text:p text:style-name="P23"><text:soft-page-break/>Controlla se il prossimo carattere della lista è <text:span text:style-name="T18">un carattere buono per un identificatore/operatore prefisso/keyword (</text:span><text:span text:style-name="T14">isIdChar</text:span><text:span text:style-name="T18">), se si richiama se stesso con → </text:span><text:span text:style-name="T14">s l (res++[c])</text:span><text:span text:style-name="T20"> </text:span><text:span text:style-name="T21">altrimenti torna la coppia (extractWord(res), input).</text:span></text:p>
      <text:p text:style-name="P50"/>
      <text:p text:style-name="P24"/>
      <text:p text:style-name="P24"><text:span text:style-name="T21">F</text:span><text:span text:style-name="T19">unzione che avvia l'automa:</text:span></text:p>
      <text:p text:style-name="P46"/>
      <text:p text:style-name="P24"><text:span text:style-name="T22">i</text:span><text:span text:style-name="T19">::String → [Token]<text:tab/>→ produce la lista di token corrispondente ad un programma </text:span></text:p>
      <text:p text:style-name="P47">i “” = error</text:p>
      <text:p text:style-name="P47">i “$” = [(Symbol DOLLAR)]</text:p>
      <text:p text:style-name="P25"><text:span text:style-name="T19">i (' ' : l) </text:span><text:span text:style-name="T23">= i l</text:span></text:p>
      <text:p text:style-name="P25"><text:span text:style-name="T23">i input@(f:l)</text:span><text:span text:style-name="T19"> </text:span></text:p>
      <text:p text:style-name="P24"/>
      <text:p text:style-name="P48">Args:</text:p>
      <text:list xml:id="list5572743429185187301" text:style-name="L3">
        <text:list-item>
          <text:p text:style-name="P35">lista di caratteri rimanenti</text:p>
        </text:list-item>
      </text:list>
      <text:p text:style-name="P36">Return:</text:p>
      <text:list xml:id="list3399516384423242704" text:style-name="L4">
        <text:list-item>
          <text:p text:style-name="P37">lista di Token </text:p>
        </text:list-item>
      </text:list>
      <text:p text:style-name="P10"/>
      <text:p text:style-name="P38">Descrizione:</text:p>
      <text:p text:style-name="P38">se trova il carattere $ di terminazione programma torna la lista contenente Symbol DOLLAR, se trova uno spazio lo ignora e richiama se stessa, altrimenti:</text:p>
      <text:list xml:id="list8219911413369118270" text:style-name="L5">
        <text:list-item>
          <text:p text:style-name="P43"><text:span text:style-name="T24">se f è un simbolo (i</text:span><text:span text:style-name="T25">s</text:span><text:span text:style-name="T24">Symbol) richiama se stessa agganciando però alla lista in costruzione (Symbol (toSymbol f) )</text:span></text:p>
        </text:list-item>
        <text:list-item>
          <text:p text:style-name="P44"><text:span text:style-name="T24">a</text:span><text:span text:style-name="T19">ltrimenti:</text:span></text:p>
          <text:list>
            <text:list-item>
              <text:p text:style-name="P39">dichiara una funzione call:: Char → (Token, String)</text:p>
              <text:p text:style-name="P39">call ' “ ' = sc l “”</text:p>
              <text:p text:style-name="P39">call '~' = n l 0 True</text:p>
              <text:p text:style-name="P39">call f </text:p>
              <text:p text:style-name="P39">Se f è un carattere numerico (isDigitChar) = n input 0 False</text:p>
              <text:p text:style-name="P39">se f è un carattere (isAlphaChar) = s input “”</text:p>
            </text:list-item>
            <text:list-item>
              <text:p text:style-name="P39">(tkl, tl)=call f → prende la coppia (Token, resto della stringa) in ritorno dall'automa</text:p>
            </text:list-item>
            <text:list-item>
              <text:p text:style-name="P44"><text:span text:style-name="T19">concatena il Token alla lista in costruzione [tkl] : (i tl) →</text:span><text:span text:style-name="T26"> richiama se stesso con il resto della stringa</text:span></text:p>
            </text:list-item>
          </text:list>
        </text:list-item>
      </text:list>
      <text:p text:style-name="P51"/>
      <text:p text:style-name="P12"/>
      <text:p text:style-name="P13"><text:span text:style-name="T26">F</text:span><text:span text:style-name="T19">unzione principale:</text:span></text:p>
      <text:p text:style-name="P13"/>
      <text:p text:style-name="P40">lexi :: String → [Token]</text:p>
      <text:p text:style-name="P40">lexi=i</text:p>
      <text:p text:style-name="P13"/>
      <text:p text:style-name="P41">Esempi di programmi:</text:p>
      <text:p text:style-name="P14"/>
      <text:p text:style-name="P41">c = "letrec <text:s/>FACT = lambda ( X ) if <text:s/>eq ( X, 0 ) then 1 else <text:s/>X*FACT( <text:s/>X- 1 )and G = lambda ( H L ) if <text:s/>eq ( L, <text:s/>nil ) then L else cons( H(car( L ) ), G ( H, cdr ( L ) )) in G ( FACT, cons(1, cons(2, cons(3, nil))) ) end $"; </text:p>
      <text:p text:style-name="P41"/>
      <text:p text:style-name="P41">d = "let x=cons(\"ab\", cons(\"cd\", nil)) in if true then cons(\"01\", x) else nil end $";</text:p>
      <text:p text:style-name="P11"/>
      <text:p text:style-name="P11"/>
      <text:p text:style-name="P42">Essendoci già il token Symbol VIRGOLA non necessita modi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5:05:21.788993913</meta:creation-date>
    <dc:date>2015-02-10T16:01:07.809381865</dc:date>
    <meta:editing-duration>PT48M58S</meta:editing-duration>
    <meta:editing-cycles>36</meta:editing-cycles>
    <meta:generator>LibreOffice/4.2.6.3$Linux_X86_64 LibreOffice_project/420m0$Build-3</meta:generator>
    <meta:document-statistic meta:table-count="0" meta:image-count="0" meta:object-count="0" meta:page-count="3" meta:paragraph-count="99" meta:word-count="766" meta:character-count="4009" meta:non-whitespace-character-count="3336"/>
  </office:meta>
</office:document-meta>
</file>